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top" draw:auto-grow-height="false" fo:min-height="7.37cm" fo:min-width="3.94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3" style:family="graphic" style:parent-style-name="standard">
      <style:graphic-properties svg:stroke-color="#000000" draw:fill-color="#eeeeee" draw:textarea-horizontal-align="justify" draw:textarea-vertical-align="top" draw:auto-grow-height="false" fo:min-height="7.408cm" fo:min-width="3.691cm"/>
      <style:paragraph-properties style:writing-mode="lr-tb"/>
    </style:style>
    <style:style style:name="gr4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DejaVu Sans Mono1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7cm" svg:height="7.62cm" svg:x="2.284cm" svg:y="2.918cm">
          <text:p text:style-name="P1">moteus-n1<text:line-break/>RS42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667cm" svg:height="1.016cm" svg:x="4.064cm" svg:y="7.528cm">
          <draw:text-box>
            <text:p>4) Y</text:p>
          </draw:text-box>
        </draw:frame>
        <draw:frame draw:style-name="gr2" draw:text-style-name="P3" draw:layer="layout" svg:width="2.667cm" svg:height="1.016cm" svg:x="4.065cm" svg:y="6.628cm">
          <draw:text-box>
            <text:p>3) B </text:p>
          </draw:text-box>
        </draw:frame>
        <draw:frame draw:style-name="gr2" draw:text-style-name="P3" draw:layer="layout" svg:width="2.667cm" svg:height="1.016cm" svg:x="4.065cm" svg:y="5.728cm">
          <draw:text-box>
            <text:p>2) A </text:p>
          </draw:text-box>
        </draw:frame>
        <draw:frame draw:style-name="gr2" draw:text-style-name="P3" draw:layer="layout" svg:width="2.667cm" svg:height="1.016cm" svg:x="4.065cm" svg:y="4.828cm">
          <draw:text-box>
            <text:p>1) 5V</text:p>
          </draw:text-box>
        </draw:frame>
        <draw:custom-shape draw:style-name="gr3" draw:text-style-name="P2" draw:layer="layout" svg:width="4.191cm" svg:height="7.658cm" svg:x="13.957cm" svg:y="2.918cm">
          <text:p text:style-name="P1">CUI AMT21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383cm" svg:y1="5.297cm" svg:x2="14.017cm" svg:y2="5.297cm">
          <text:p/>
        </draw:line>
        <draw:line draw:style-name="gr4" draw:text-style-name="P4" draw:layer="layout" svg:x1="13.383cm" svg:y1="6.197cm" svg:x2="14.017cm" svg:y2="6.197cm">
          <text:p/>
        </draw:line>
        <draw:line draw:style-name="gr4" draw:text-style-name="P4" draw:layer="layout" svg:x1="13.383cm" svg:y1="7.097cm" svg:x2="14.017cm" svg:y2="7.097cm">
          <text:p/>
        </draw:line>
        <draw:line draw:style-name="gr4" draw:text-style-name="P4" draw:layer="layout" svg:x1="13.383cm" svg:y1="7.997cm" svg:x2="14.017cm" svg:y2="7.997cm">
          <text:p/>
        </draw:line>
        <draw:line draw:style-name="gr4" draw:text-style-name="P4" draw:layer="layout" svg:x1="13.383cm" svg:y1="8.897cm" svg:x2="14.017cm" svg:y2="8.897cm">
          <text:p/>
        </draw:line>
        <draw:line draw:style-name="gr4" draw:text-style-name="P4" draw:layer="layout" svg:x1="13.383cm" svg:y1="9.797cm" svg:x2="14.017cm" svg:y2="9.797cm">
          <text:p/>
        </draw:line>
        <draw:frame draw:style-name="gr2" draw:text-style-name="P3" draw:layer="layout" svg:width="2.667cm" svg:height="1.016cm" svg:x="13.962cm" svg:y="4.789cm">
          <draw:text-box>
            <text:p>1) 5V</text:p>
          </draw:text-box>
        </draw:frame>
        <draw:frame draw:style-name="gr2" draw:text-style-name="P3" draw:layer="layout" svg:width="2.667cm" svg:height="1.016cm" svg:x="13.963cm" svg:y="5.728cm">
          <draw:text-box>
            <text:p>2) B</text:p>
          </draw:text-box>
        </draw:frame>
        <draw:frame draw:style-name="gr5" draw:text-style-name="P3" draw:layer="layout" svg:width="3.93cm" svg:height="0.962cm" svg:x="13.964cm" svg:y="6.628cm">
          <draw:text-box>
            <text:p>3) A</text:p>
          </draw:text-box>
        </draw:frame>
        <draw:frame draw:style-name="gr5" draw:text-style-name="P3" draw:layer="layout" svg:width="3.93cm" svg:height="0.962cm" svg:x="13.964cm" svg:y="7.528cm">
          <draw:text-box>
            <text:p>4) GND</text:p>
          </draw:text-box>
        </draw:frame>
        <draw:frame draw:style-name="gr5" draw:text-style-name="P3" draw:layer="layout" svg:width="3.93cm" svg:height="0.962cm" svg:x="13.964cm" svg:y="8.428cm">
          <draw:text-box>
            <text:p>5) </text:p>
          </draw:text-box>
        </draw:frame>
        <draw:frame draw:style-name="gr5" draw:text-style-name="P3" draw:layer="layout" svg:width="3.93cm" svg:height="0.962cm" svg:x="13.964cm" svg:y="9.328cm">
          <draw:text-box>
            <text:p>6) </text:p>
          </draw:text-box>
        </draw:frame>
        <draw:line draw:style-name="gr6" draw:text-style-name="P4" draw:layer="layout" svg:x1="13.576cm" svg:y1="5.289cm" svg:x2="7.003cm" svg:y2="5.289cm">
          <text:p/>
        </draw:line>
        <draw:line draw:style-name="gr7" draw:text-style-name="P6" draw:layer="layout" svg:x1="10.782cm" svg:y1="6.197cm" svg:x2="13.526cm" svg:y2="6.197cm">
          <text:p text:style-name="P5"><text:s text:c="6"/></text:p>
        </draw:line>
        <draw:frame draw:style-name="gr8" draw:text-style-name="P7" draw:layer="layout" svg:width="14.986cm" svg:height="1.651cm" svg:x="2.705cm" svg:y="1.254cm">
          <draw:text-box>
            <text:p text:style-name="P5"><text:span text:style-name="T1">moteus-n1 – CUI AMT21 harness</text:span></text:p>
          </draw:text-box>
        </draw:frame>
        <draw:frame draw:style-name="gr2" draw:text-style-name="P3" draw:layer="layout" svg:width="2.667cm" svg:height="1.016cm" svg:x="4.065cm" svg:y="8.428cm">
          <draw:text-box>
            <text:p>5) Z</text:p>
          </draw:text-box>
        </draw:frame>
        <draw:frame draw:style-name="gr2" draw:text-style-name="P3" draw:layer="layout" svg:width="2.667cm" svg:height="1.016cm" svg:x="4.066cm" svg:y="9.328cm">
          <draw:text-box>
            <text:p>6) GND</text:p>
          </draw:text-box>
        </draw:frame>
        <draw:line draw:style-name="gr4" draw:text-style-name="P4" draw:layer="layout" svg:x1="6.683cm" svg:y1="5.297cm" svg:x2="7.317cm" svg:y2="5.297cm">
          <text:p/>
        </draw:line>
        <draw:line draw:style-name="gr4" draw:text-style-name="P4" draw:layer="layout" svg:x1="6.683cm" svg:y1="6.197cm" svg:x2="7.317cm" svg:y2="6.197cm">
          <text:p/>
        </draw:line>
        <draw:line draw:style-name="gr4" draw:text-style-name="P4" draw:layer="layout" svg:x1="6.683cm" svg:y1="7.097cm" svg:x2="7.317cm" svg:y2="7.097cm">
          <text:p/>
        </draw:line>
        <draw:line draw:style-name="gr4" draw:text-style-name="P4" draw:layer="layout" svg:x1="6.683cm" svg:y1="7.997cm" svg:x2="7.317cm" svg:y2="7.997cm">
          <text:p/>
        </draw:line>
        <draw:line draw:style-name="gr4" draw:text-style-name="P4" draw:layer="layout" svg:x1="6.683cm" svg:y1="8.897cm" svg:x2="7.317cm" svg:y2="8.897cm">
          <text:p/>
        </draw:line>
        <draw:line draw:style-name="gr4" draw:text-style-name="P4" draw:layer="layout" svg:x1="6.683cm" svg:y1="9.797cm" svg:x2="7.317cm" svg:y2="9.797cm">
          <text:p/>
        </draw:line>
        <draw:line draw:style-name="gr7" draw:text-style-name="P6" draw:layer="layout" svg:x1="7.282cm" svg:y1="7.094cm" svg:x2="10.026cm" svg:y2="7.094cm">
          <text:p text:style-name="P5"><text:s/><text:s/><text:s/><text:s/><text:s/><text:s/></text:p>
        </draw:line>
        <draw:line draw:style-name="gr7" draw:text-style-name="P6" draw:layer="layout" svg:x1="10.026cm" svg:y1="7.094cm" svg:x2="10.826cm" svg:y2="6.191cm">
          <text:p text:style-name="P5"><text:s/><text:s/><text:s/><text:s/><text:s/><text:s/></text:p>
        </draw:line>
        <draw:line draw:style-name="gr7" draw:text-style-name="P6" draw:layer="layout" svg:x1="7.282cm" svg:y1="6.191cm" svg:x2="10.026cm" svg:y2="6.191cm">
          <text:p text:style-name="P5"><text:s/><text:s/><text:s/><text:s/><text:s/><text:s/></text:p>
        </draw:line>
        <draw:line draw:style-name="gr7" draw:text-style-name="P6" draw:layer="layout" svg:x1="10.782cm" svg:y1="7.094cm" svg:x2="13.526cm" svg:y2="7.094cm">
          <text:p text:style-name="P5"><text:s/><text:s/><text:s/><text:s/><text:s/><text:s/></text:p>
        </draw:line>
        <draw:line draw:style-name="gr7" draw:text-style-name="P6" draw:layer="layout" svg:x1="10.782cm" svg:y1="7.094cm" svg:x2="10.026cm" svg:y2="6.226cm">
          <text:p text:style-name="P5"><text:s/><text:s/><text:s/><text:s/><text:s/><text:s/></text:p>
        </draw:line>
        <draw:line draw:style-name="gr7" draw:text-style-name="P6" draw:layer="layout" svg:x1="7.282cm" svg:y1="7.991cm" svg:x2="8.158cm" svg:y2="7.991cm">
          <text:p text:style-name="P5"><text:s text:c="6"/></text:p>
        </draw:line>
        <draw:line draw:style-name="gr7" draw:text-style-name="P6" draw:layer="layout" svg:x1="8.148cm" svg:y1="7.988cm" svg:x2="8.146cm" svg:y2="6.191cm">
          <text:p text:style-name="P5"><text:s text:c="3"/><text:s text:c="3"/></text:p>
        </draw:line>
        <draw:line draw:style-name="gr7" draw:text-style-name="P6" draw:layer="layout" svg:x1="7.248cm" svg:y1="8.888cm" svg:x2="8.908cm" svg:y2="8.888cm">
          <text:p text:style-name="P5"><text:s text:c="6"/></text:p>
        </draw:line>
        <draw:line draw:style-name="gr7" draw:text-style-name="P6" draw:layer="layout" svg:x1="8.946cm" svg:y1="8.925cm" svg:x2="8.951cm" svg:y2="7.094cm">
          <text:p text:style-name="P5"><text:s text:c="6"/></text:p>
        </draw:line>
        <draw:custom-shape draw:style-name="gr9" draw:text-style-name="P8" draw:layer="layout" svg:width="0.254cm" svg:height="0.254cm" svg:x="8.022cm" svg:y="6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54cm" svg:height="0.254cm" svg:x="8.823cm" svg:y="6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7.248cm" svg:y1="9.785cm" svg:x2="10.432cm" svg:y2="9.785cm">
          <text:p text:style-name="P5"><text:s text:c="6"/></text:p>
        </draw:line>
        <draw:line draw:style-name="gr7" draw:text-style-name="P6" draw:layer="layout" svg:x1="10.443cm" svg:y1="9.826cm" svg:x2="10.448cm" svg:y2="7.995cm">
          <text:p text:style-name="P5"><text:s text:c="6"/></text:p>
        </draw:line>
        <draw:line draw:style-name="gr7" draw:text-style-name="P6" draw:layer="layout" svg:x1="10.432cm" svg:y1="7.991cm" svg:x2="13.526cm" svg:y2="7.991cm">
          <text:p text:style-name="P5"><text:s text:c="6"/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06T10:26:22.864021508</meta:creation-date>
    <dc:date>2023-09-18T14:23:31.122485377</dc:date>
    <meta:editing-duration>PT12M9S</meta:editing-duration>
    <meta:editing-cycles>3</meta:editing-cycles>
    <meta:generator>LibreOffice/7.3.7.2$Linux_X86_64 LibreOffice_project/30$Build-2</meta:generator>
    <meta:document-statistic meta:object-count="43"/>
  </office:meta>
</office:document-meta>
</file>